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/>
    <style:font-face style:name="Liberation Serif1" svg:font-family="'Liberation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1" svg:font-family="Arial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" fo:font-size="12pt" fo:language="de" fo:country="DE" style:font-size-asian="12pt" style:language-asian="de" style:country-asian="DE" style:font-name-complex="Arial1" style:font-size-complex="12pt" style:language-complex="ar" style:country-complex="S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" fo:font-size="12pt" fo:language="de" fo:country="DE" officeooo:rsid="00064597" officeooo:paragraph-rsid="00064597" style:font-size-asian="12pt" style:language-asian="de" style:country-asian="DE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" fo:font-size="12pt" fo:language="de" fo:country="DE" style:font-size-asian="12pt" style:language-asian="de" style:country-asian="DE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" fo:font-size="12pt" fo:language="de" fo:country="DE" officeooo:rsid="000623a9" officeooo:paragraph-rsid="000623a9" style:font-size-asian="12pt" style:language-asian="de" style:country-asian="DE" style:font-name-complex="Times New Roman1" style:font-size-complex="12pt" style:language-complex="ar" style:country-complex="SA"/>
    </style:style>
    <style:style style:name="P6" style:family="paragraph" style:parent-style-name="Standard" style:master-page-name="Standard">
      <style:paragraph-properties fo:margin-left="0cm" fo:margin-right="0cm" fo:text-align="start" style:justify-single-word="false" fo:orphans="2" fo:widows="2" fo:text-indent="0cm" style:auto-text-indent="false" style:page-number="auto" style:vertical-align="auto"/>
      <style:text-properties style:font-name="Arial" fo:font-size="12pt" fo:language="de" fo:country="DE" style:font-size-asian="12pt" style:language-asian="de" style:country-asian="DE" style:font-name-complex="Arial1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5">SCHUFA Holding AG</text:p>
      <text:p text:style-name="P5">Postfach 61 04 10</text:p>
      <text:p text:style-name="P5">10927 Berlin</text:p>
      <text:p text:style-name="P1"/>
      <text:p text:style-name="P1"/>
      <text:p text:style-name="P1">Sehr geehrte Damen &amp; Herren,</text:p>
      <text:p text:style-name="P1"/>
      <text:p text:style-name="P2">Ihrem Wunsch nach Übersendung einer beidseitigem Kopie meines („neuen“, Scheckkarten-großen) Personalausweises widerspreche ich ausdrücklich.</text:p>
      <text:p text:style-name="P2"/>
      <text:p text:style-name="P2">Ich mache Sie darauf aufmerksam, dass Ihr Verlangen eine Ordnungswidrigkeit gem. § 14 PersAuswG darstellt, da dies vom Kopierverbot für nichtöffentliche Stellen erfasst wird. Dies wird in der Begründung zu § 14 PAuswG (Bundesratsdrucksache 550/08 vom 8. August 2008) noch einmal ausdrücklich ausgeführt.</text:p>
      <text:p text:style-name="P2"/>
      <text:p text:style-name="P2">Sollten Sie es unter diesen Umständen ablehnen diese Bestellung zu bearbeiten so weise ich bereits jetzt darauf hin, dass ich in diesem Fall den Bundesdatenschutzbeauftragten mit diesem Fall befassen werde.</text:p>
      <text:p text:style-name="P4"/>
      <text:p text:style-name="P1"/>
      <text:p text:style-name="P1">mit freundlichen Grüß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/>
    <style:font-face style:name="Liberation Serif1" svg:font-family="'Liberation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1" svg:font-family="Arial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alloon_20_Text" style:display-name="Balloon Tex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fo:font-size="8pt" fo:language="de" fo:country="DE" style:font-size-asian="8pt" style:language-asian="de" style:country-asian="DE" style:font-name-complex="Tahoma1" style:font-family-complex="Tahoma" style:font-family-generic-complex="system" style:font-size-complex="8pt" style:language-complex="ar" style:country-complex="SA"/>
    </style:style>
    <style:style style:name="Normal_20__28_Web_29_" style:display-name="Normal (Web)" style:family="paragraph" style:default-outline-level="">
      <style:paragraph-properties fo:margin-left="0cm" fo:margin-right="0cm" fo:margin-top="0.176cm" fo:margin-bottom="0.176cm" loext:contextual-spacing="false" fo:text-align="start" style:justify-single-word="false" fo:orphans="2" fo:widows="2" fo:text-indent="0cm" style:auto-text-indent="false" style:vertical-align="auto"/>
      <style:text-properties fo:font-size="12pt" fo:language="de" fo:country="DE" style:font-size-asian="12pt" style:language-asian="de" style:country-asian="DE" style:font-name-complex="Times New Roman1" style:font-family-complex="'Times New Roman'" style:font-family-generic-complex="system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1" fo:font-family="'Liberation Serif'" style:font-family-generic="roman" style:font-name-complex="Arial1" style:font-family-complex="Arial" style:font-family-generic-complex="system"/>
    </style:style>
    <style:style style:name="ListLabel_20_2" style:display-name="ListLabel 2" style:family="text">
      <style:text-properties style:font-name="Liberation Serif1" fo:font-family="'Liberation Serif'" style:font-family-generic="roman"/>
    </style:style>
    <style:style style:name="ListLabel_20_3" style:display-name="ListLabel 3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17cm" fo:margin-bottom="2cm" fo:margin-left="2.499cm" fo:margin-right="2.499cm" style:writing-mode="lr-tb" style:layout-grid-color="#c0c0c0" style:layout-grid-lines="245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ns Ferner</dc:title>
    <meta:initial-creator>Jens</meta:initial-creator>
    <meta:creation-date>2008-05-17T13:19:00</meta:creation-date>
    <dc:date>2014-05-09T13:32:32.349266405</dc:date>
    <meta:print-date>2003-06-20T12:55:00</meta:print-date>
    <meta:editing-cycles>2</meta:editing-cycles>
    <meta:editing-duration>P0D</meta:editing-duration>
    <dc:creator>Eliah </dc:creator>
    <meta:generator>LibreOffice/5.3.1.2$Linux_X86_64 LibreOffice_project/30m0$Build-2</meta:generator>
    <meta:document-statistic meta:table-count="0" meta:image-count="0" meta:object-count="0" meta:page-count="1" meta:paragraph-count="8" meta:word-count="104" meta:character-count="747" meta:non-whitespace-character-count="651"/>
    <meta:user-defined meta:name="Operator">Jens Ferner</meta:user-defined>
  </office:meta>
</office:document-meta>
</file>